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90000002DA6B9FA334C2513E0.png" manifest:media-type="image/png"/>
  <manifest:file-entry manifest:full-path="Pictures/10000201000001580000002B619396A964252E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1e9a" officeooo:paragraph-rsid="00051e9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1e9a" officeooo:paragraph-rsid="00051e9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051e9a" officeooo:paragraph-rsid="00051e9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weight="normal" officeooo:rsid="00051e9a" officeooo:paragraph-rsid="00051e9a" style:font-weight-asian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051e9a" officeooo:paragraph-rsid="00051e9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51e9a" officeooo:paragraph-rsid="00051e9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051e9a" officeooo:paragraph-rsid="00051e9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66e2a" officeooo:paragraph-rsid="00166e2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17664e" officeooo:paragraph-rsid="0017664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7664e" officeooo:paragraph-rsid="0017664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902e9" officeooo:paragraph-rsid="001902e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0c8e56" officeooo:paragraph-rsid="000c8e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c8e56" officeooo:paragraph-rsid="000c8e5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0d588a" officeooo:paragraph-rsid="000d588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902e9" officeooo:paragraph-rsid="001902e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d588a" officeooo:paragraph-rsid="000d588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normal" fo:font-weight="bold" officeooo:rsid="000e2531" officeooo:paragraph-rsid="000e253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officeooo:rsid="000fc8ba" officeooo:paragraph-rsid="000fc8ba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111274" officeooo:paragraph-rsid="000fc8ba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111274" officeooo:paragraph-rsid="00111274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12f20a" officeooo:paragraph-rsid="0012f20a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14ecf6" officeooo:paragraph-rsid="0014ecf6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0fc8ba" officeooo:paragraph-rsid="000fc8b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4ecf6" officeooo:paragraph-rsid="0014ecf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e2531" officeooo:paragraph-rsid="000e2531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0d588a"/>
    </style:style>
    <style:style style:name="P27" style:family="paragraph" style:parent-style-name="Standard">
      <style:paragraph-properties fo:text-align="start" style:justify-single-word="false"/>
      <style:text-properties officeooo:paragraph-rsid="0012f20a"/>
    </style:style>
    <style:style style:name="P28" style:family="paragraph" style:parent-style-name="Standard">
      <style:paragraph-properties fo:text-align="start" style:justify-single-word="false"/>
      <style:text-properties officeooo:paragraph-rsid="0017664e"/>
    </style:style>
    <style:style style:name="P29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fo:font-weight="normal" officeooo:rsid="0009251b" officeooo:paragraph-rsid="0009251b" style:font-weight-asian="normal" style:font-weight-complex="normal"/>
    </style:style>
    <style:style style:name="P30" style:family="paragraph" style:parent-style-name="Standard" style:list-style-name="L1">
      <style:paragraph-properties fo:margin-top="0.101cm" fo:margin-bottom="0.101cm" loext:contextual-spacing="false" fo:text-align="start" style:justify-single-word="false"/>
      <style:text-properties fo:font-style="normal" fo:font-weight="normal" officeooo:rsid="0009251b" officeooo:paragraph-rsid="0009251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fo:font-weight="bold" officeooo:rsid="00051e9a" officeooo:paragraph-rsid="00051e9a" style:font-weight-asian="bold" style:font-weight-complex="bold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weight="normal" officeooo:rsid="00051e9a" officeooo:paragraph-rsid="00051e9a" style:font-weight-asian="normal" style:font-weight-complex="normal"/>
    </style:style>
    <style:style style:name="T1" style:family="text">
      <style:text-properties officeooo:rsid="000682aa"/>
    </style:style>
    <style:style style:name="T2" style:family="text">
      <style:text-properties officeooo:rsid="0008257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8ba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c8ba" style:font-style-asian="normal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language="pt" fo:country="BR" officeooo:rsid="0008257d"/>
    </style:style>
    <style:style style:name="T10" style:family="text">
      <style:text-properties style:font-name="Liberation Serif1" fo:font-style="normal" style:font-style-asian="normal" style:font-style-complex="normal"/>
    </style:style>
    <style:style style:name="T11" style:family="text">
      <style:text-properties style:font-name="Liberation Serif1" fo:font-style="normal" officeooo:rsid="0014ecf6" style:font-style-asian="normal" style:font-style-complex="normal"/>
    </style:style>
    <style:style style:name="T12" style:family="text">
      <style:text-properties style:font-name="Liberation Serif1" fo:font-style="normal" officeooo:rsid="00166e2a" style:font-style-asian="normal" style:font-style-complex="normal"/>
    </style:style>
    <style:style style:name="T13" style:family="text">
      <style:text-properties style:font-name="Liberation Serif1" fo:font-style="normal" fo:font-weight="normal" officeooo:rsid="0014ecf6" style:font-style-asian="normal" style:font-weight-asian="normal" style:font-style-complex="normal" style:font-weight-complex="normal"/>
    </style:style>
    <style:style style:name="T14" style:family="text"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1" fo:font-size="12pt" fo:font-style="normal" fo:font-weight="normal" officeooo:rsid="000d588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1" fo:font-size="12pt" fo:font-style="normal" fo:font-weight="normal" officeooo:rsid="0014ecf6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1" fo:font-size="12pt" fo:font-style="normal" fo:font-weight="bold" officeooo:rsid="000d588a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Liberation Serif1" fo:font-size="12pt" fo:font-style="normal" fo:font-weight="bold" officeooo:rsid="000fc8ba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Liberation Serif1" fo:font-size="12pt" fo:font-style="normal" fo:font-weight="bold" officeooo:rsid="0014ecf6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Liberation Serif1" fo:font-size="12pt" fo:font-style="normal" fo:font-weight="bold" officeooo:rsid="0012f20a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Liberation Serif1" fo:font-size="12pt" fo:font-style="normal" fo:font-weight="bold" officeooo:rsid="001c86e9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T23" style:family="text">
      <style:text-properties style:font-name="Liberation Serif1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erif1" fo:font-size="12pt" fo:font-style="italic" fo:font-weight="normal" officeooo:rsid="000d588a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Liberation Serif1" fo:font-size="12pt" fo:font-style="italic" fo:font-weight="normal" officeooo:rsid="0014ecf6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T27" style:family="text"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29" style:family="text">
      <style:text-properties style:font-name="Liberation Serif1" fo:font-size="12pt" fo:font-weight="normal" officeooo:rsid="0012f20a" style:font-size-asian="10.5pt" style:font-weight-asian="normal" style:font-size-complex="12pt" style:font-weight-complex="normal"/>
    </style:style>
    <style:style style:name="T30" style:family="text">
      <style:text-properties style:font-name="Liberation Serif1" fo:font-size="12pt" fo:font-weight="normal" officeooo:rsid="0014ecf6" style:font-size-asian="10.5pt" style:font-weight-asian="normal" style:font-size-complex="12pt" style:font-weight-complex="normal"/>
    </style:style>
    <style:style style:name="T31" style:family="text">
      <style:text-properties style:font-name="Liberation Serif1" fo:font-size="12pt" style:font-size-asian="10.5pt" style:font-size-complex="12pt"/>
    </style:style>
    <style:style style:name="T32" style:family="text">
      <style:text-properties style:font-name="Liberation Serif1" fo:font-size="12pt" officeooo:rsid="000e2531" style:font-size-asian="10.5pt" style:font-size-complex="12pt"/>
    </style:style>
    <style:style style:name="T33" style:family="text">
      <style:text-properties style:font-name="Liberation Serif1" fo:font-size="12pt" officeooo:rsid="0012f20a" style:font-size-asian="10.5pt" style:font-size-complex="12pt"/>
    </style:style>
    <style:style style:name="T34" style:family="text">
      <style:text-properties style:font-name="Liberation Serif1" fo:font-size="12pt" officeooo:rsid="0014ecf6" style:font-size-asian="10.5pt" style:font-size-complex="12pt"/>
    </style:style>
    <style:style style:name="T35" style:family="text"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17664e" style:font-size-asian="10.5pt" style:font-weight-asian="bold" style:font-size-complex="12pt" style:font-weight-complex="bold"/>
    </style:style>
    <style:style style:name="T37" style:family="text">
      <style:text-properties fo:font-size="12pt" fo:font-weight="bold" officeooo:rsid="001a9cc0" style:font-size-asian="10.5pt" style:font-weight-asian="bold" style:font-size-complex="12pt" style:font-weight-complex="bold"/>
    </style:style>
    <style:style style:name="T38" style:family="text">
      <style:text-properties fo:font-size="12pt" fo:font-weight="normal" officeooo:rsid="0017664e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1a9cc0" style:font-size-asian="10.5pt" style:font-weight-asian="normal" style:font-size-complex="12pt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0fc8ba"/>
    </style:style>
    <style:style style:name="T43" style:family="text">
      <style:text-properties officeooo:rsid="001a9cc0"/>
    </style:style>
    <style:style style:name="T44" style:family="text">
      <style:text-properties officeooo:rsid="001bfe1a"/>
    </style:style>
    <style:style style:name="T45" style:family="text">
      <style:text-properties officeooo:rsid="001c86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Thomas Bianchi Todt</text:p>
      <text:p text:style-name="P1"/>
      <text:p text:style-name="P1"/>
      <text:p text:style-name="P2">O Problema</text:p>
      <text:p text:style-name="P4"><text:tab/>A rede el<text:span text:style-name="T1">é</text:span>trica de uma cidade <text:span text:style-name="T1">é</text:span> abastecida por uma usina hidrel<text:span text:style-name="T1">é</text:span>trica e uma usina termoel<text:span text:style-name="T1">é</text:span>trica, que <text:span text:style-name="T1">é</text:span> usada apenas quando a hidrel<text:span text:style-name="T1">é</text:span>trica, que tem custo de gera<text:span text:style-name="T1">çã</text:span>o nulo, n<text:span text:style-name="T1">ã</text:span>o consegue atender <text:span text:style-name="T2">à</text:span> demanda. A termoel<text:span text:style-name="T2">é</text:span>trica tem um custo associado a cada MWatt gerado. Neste problema, <text:span text:style-name="T2">você</text:span> deve <text:span text:style-name="T9">con</text:span><text:span text:style-name="T8">ceber</text:span> um plano de gera<text:span text:style-name="T2">ção</text:span> <text:span text:style-name="T2">mensal</text:span> em um per<text:span text:style-name="T2">í</text:span>odo de <text:span text:style-name="T3">n</text:span> meses que minimiza o custo total. Al<text:span text:style-name="T2">é</text:span>m do custo de gera<text:span text:style-name="T2">çã</text:span>o termoel<text:span text:style-name="T2">é</text:span>trica, h<text:span text:style-name="T2">á</text:span> o custo ambiental (convertido em R$) associado <text:span text:style-name="T2">à</text:span> varia<text:span text:style-name="T2">çã</text:span>o do reservat<text:span text:style-name="T2">ó</text:span>rio da hidrel<text:span text:style-name="T2">é</text:span>trica, para mais ou para menos, de um m<text:span text:style-name="T2">â</text:span>s para o seguinte. Os custos de gera<text:span text:style-name="T2">ção</text:span> de 1 MWatt pela termoel<text:span text:style-name="T2">é</text:span>trica (CT) e da varia<text:span text:style-name="T2">çã</text:span>o de 1 m<text:span text:style-name="T2">³</text:span> no reservat<text:span text:style-name="T2">ó</text:span>rio (CA) s<text:span text:style-name="T2">ã</text:span>o constantes dadas.</text:p>
      <text:p text:style-name="P4"/>
      <text:list xml:id="list1043141194" text:style-name="L1">
        <text:list-item>
          <text:p text:style-name="P29">O reservatório começa com um volume inicial de água (v_ini) e tem limites mínimo e máximo (constantes dadas) para o volume de água (m³) e que devem ser respeitados, respectivamente v_min e v_max;</text:p>
        </text:list-item>
        <text:list-item>
          <text:p text:style-name="P29">A cada mês, o reservatório recebe um volume de água (m³) proveniente de chuvas, afluências, etc. Essas informações foram estimadas para os <text:span text:style-name="T3">n</text:span><text:span text:style-name="T6"> meses do planejamento e são constantes dadas, </text:span><text:span text:style-name="T3">y1, y2, … yn</text:span><text:span text:style-name="T6">;</text:span></text:p>
        </text:list-item>
        <text:list-item>
          <text:p text:style-name="P29"><text:span text:style-name="T6">A única forma do volume de água no reservatório diminuir é turbinando a água para gerar energia. A cada 1m³ de água turbinada, gera-se kMWatt de energia, em que </text:span><text:span text:style-name="T3">k</text:span><text:span text:style-name="T6"> </text:span><text:span text:style-name="T7">(ou </text:span><text:span text:style-name="T4">coefHidro</text:span><text:span text:style-name="T7">) </text:span><text:span text:style-name="T6">é uma constante dada;</text:span></text:p>
        </text:list-item>
        <text:list-item>
          <text:p text:style-name="P30">Há uma capacidade máxima de geração mensal da termelétrica, que é uma constante <text:span text:style-name="T42">maxTermo</text:span> dada;</text:p>
        </text:list-item>
        <text:list-item>
          <text:p text:style-name="P29"><text:span text:style-name="T6">As demandas mensais da cidade (Mwatt) também são constantes </text:span><text:span text:style-name="T3">d1, d2, …, dn </text:span><text:span text:style-name="T6"><text:s/>dadas e devem ser atendidas pela geração de energia da hidrelétrica e da termoelétrica. Gerar mais do que a demanda não é um problema (a energia restante vai para outra cidade, por exemplo).</text:span></text:p>
        </text:list-item>
      </text:list>
      <text:p text:style-name="P5"/>
      <text:p text:style-name="P5"/>
      <text:p text:style-name="P5"/>
      <text:p text:style-name="P2">A Modelagem</text:p>
      <text:p text:style-name="P13"><text:tab/>O objetivo é definir o planejamento que terá o menor custo monetário para os meses definidos. Portanto, a <text:span text:style-name="T40">função objetivo</text:span> será o mínimo do somatório do custo ambiental associado à variação do volume do reservatório da hidrelétrica a cada mês, somado ao somatório do custo de geração da termelétrica a cada mês:</text:p>
      <text:p text:style-name="P12"><text:span text:style-name="T10"/></text:p>
      <text:p text:style-name="P12"><draw:frame draw:style-name="fr1" draw:name="Image1" text:anchor-type="char" svg:width="9.102cm" svg:height="1.138cm" draw:z-index="0"><draw:image xlink:href="Pictures/10000201000001580000002B619396A964252E06.png" xlink:type="simple" xlink:show="embed" xlink:actuate="onLoad" loext:mime-type="image/png"/></draw:frame><text:span text:style-name="T10"/></text:p>
      <text:p text:style-name="P14"><text:span text:style-name="T10"/></text:p>
      <text:p text:style-name="P14"><text:span text:style-name="T10"/></text:p>
      <text:p text:style-name="P14"><text:span text:style-name="T10">em que:</text:span></text:p>
      <text:p text:style-name="P14"><text:span text:style-name="T10"/></text:p>
      <text:p text:style-name="P26"><text:span text:style-name="T17">CA</text:span><text:span text:style-name="T15">: custo associado à variação de 1m³ do volume do reservatório da hidrelétrica</text:span></text:p>
      <text:p text:style-name="P26"><text:span text:style-name="T18">C</text:span><text:span text:style-name="T17">_i</text:span><text:span text:style-name="T15">: variação no volume da hidrelétrica associada ao mês</text:span><text:span text:style-name="T24"> i</text:span></text:p>
      <text:p text:style-name="P26"><text:span text:style-name="T17">CT</text:span><text:span text:style-name="T15">: custo de geração de 1MWatt pela termelétrica</text:span></text:p>
      <text:p text:style-name="P26"><text:span text:style-name="T21">TERM</text:span><text:span text:style-name="T17">_i</text:span><text:span text:style-name="T15">: a quantidade de MWatts gerados pela termelétrica no mês</text:span><text:span text:style-name="T24"> i</text:span></text:p>
      <text:p text:style-name="P16"><text:soft-page-break/><text:span text:style-name="T23"><text:s/></text:span></text:p>
      <text:p text:style-name="P25"><text:span text:style-name="T28">definimos então as </text:span><text:span text:style-name="T31">restrições</text:span><text:span text:style-name="T28"> do problema (SA):</text:span></text:p>
      <text:p text:style-name="P17"><text:span text:style-name="T28"/></text:p>
      <text:p text:style-name="P18"><text:span text:style-name="T31">1</text:span><text:span text:style-name="T28">- atender à demanda no mês </text:span><text:span text:style-name="T23">i</text:span><text:span text:style-name="T28">:</text:span></text:p>
      <text:p text:style-name="P18"><text:span text:style-name="T31"><text:tab/>coefHidro <text:s/>* <text:s/>TURB_i <text:s/>+ <text:s/>TERM_i <text:s/>&gt;= <text:s/>demanda_i</text:span></text:p>
      <text:p text:style-name="P18"><text:span text:style-name="T31"/></text:p>
      <text:p text:style-name="P23"><text:span text:style-name="T35">2</text:span><text:span text:style-name="T31">- volume de água turbinada no mês </text:span><text:span text:style-name="T26">i</text:span><text:span text:style-name="T31">:</text:span></text:p>
      <text:p text:style-name="P18"><text:span text:style-name="T32"><text:tab/>T</text:span><text:span text:style-name="T31">URB_i <text:s/>&gt;= <text:s/>0</text:span></text:p>
      <text:p text:style-name="P18"><text:span text:style-name="T31"/></text:p>
      <text:p text:style-name="P23"><text:span text:style-name="T35">3</text:span><text:span text:style-name="T31">- quantidade de energia gerada pela termelétrica no mês </text:span><text:span text:style-name="T26">i</text:span><text:span text:style-name="T31">:</text:span></text:p>
      <text:p text:style-name="P18"><text:span text:style-name="T31"><text:tab/>TERM_i <text:s/>&gt;= <text:s/>0</text:span></text:p>
      <text:p text:style-name="P18"><text:span text:style-name="T31"/></text:p>
      <text:p text:style-name="P23"><text:span text:style-name="T35">4</text:span><text:span text:style-name="T31">- limite de geração mensal pela termelétrica:</text:span></text:p>
      <text:p text:style-name="P18"><text:span text:style-name="T31"><text:tab/>TERM_i <text:s/>&lt;= <text:s/>maxTermo</text:span></text:p>
      <text:p text:style-name="P19"><text:span text:style-name="T31"/></text:p>
      <text:p text:style-name="P20"><text:span text:style-name="T31">5- <text:s/></text:span><text:span text:style-name="T29">volume inicial do reservatório da hidrelétrica:</text:span></text:p>
      <text:p text:style-name="P20"><text:span text:style-name="T29"><text:tab/></text:span><text:span text:style-name="T33">V_0 <text:s/>= <text:s/>V_ini</text:span></text:p>
      <text:p text:style-name="P20"><text:span text:style-name="T29"/></text:p>
      <text:p text:style-name="P21"><text:span text:style-name="T31">6- </text:span><text:span text:style-name="T28"><text:s/>volume do reservatório da hidrelétrica no mês </text:span><text:span text:style-name="T23">i</text:span><text:span text:style-name="T28">:</text:span></text:p>
      <text:p text:style-name="P21"><text:span text:style-name="T28"><text:tab/></text:span><text:span text:style-name="T31">V_i <text:s/>= <text:s/>V_i-1 <text:s/>+ <text:s/>C_i</text:span></text:p>
      <text:p text:style-name="P21"><text:span text:style-name="T31"/></text:p>
      <text:p text:style-name="P21"><text:span text:style-name="T31">7- </text:span><text:span text:style-name="T28"><text:s/>volume mínimo do reservatório da hidrelétrica:</text:span></text:p>
      <text:p text:style-name="P21"><text:span text:style-name="T28"><text:tab/></text:span><text:span text:style-name="T31">V_i <text:s/>&gt;= <text:s/>volMin</text:span></text:p>
      <text:p text:style-name="P21"><text:span text:style-name="T31"/></text:p>
      <text:p text:style-name="P21"><text:span text:style-name="T31">8- </text:span><text:span text:style-name="T28">volume máximo do reservatório da hidrelétrica:</text:span></text:p>
      <text:p text:style-name="P21"><text:span text:style-name="T28"><text:tab/></text:span><text:span text:style-name="T31">V_i <text:s/>&lt;= <text:s/>volMax</text:span></text:p>
      <text:p text:style-name="P21"><text:span text:style-name="T31"/></text:p>
      <text:p text:style-name="P22"><text:span text:style-name="T31">9-</text:span><text:span text:style-name="T28"> variação no volume do reservatório da hidrelétrica: </text:span></text:p>
      <text:p text:style-name="P21"><text:span text:style-name="T31"><text:tab/></text:span><text:span text:style-name="T34">C_i <text:s/>= <text:s/>A_i <text:s/>- <text:s/>TURB_i <text:s/></text:span><text:span text:style-name="T30">(A_i é a afluência do mês </text:span><text:span text:style-name="T25">i</text:span><text:span text:style-name="T30">)</text:span></text:p>
      <text:p text:style-name="P21"><text:span text:style-name="T31"/></text:p>
      <text:p text:style-name="P27"><text:span text:style-name="T19">10</text:span><text:span text:style-name="T20">- </text:span><text:span text:style-name="T16">meses:</text:span></text:p>
      <text:p text:style-name="P21"><text:span text:style-name="T30"><text:tab/></text:span><text:span text:style-name="T34">1</text:span><text:span text:style-name="T30"> <text:s/></text:span><text:span text:style-name="T34">&lt;= <text:s/>i <text:s/></text:span><text:span text:style-name="T30">&lt;= <text:s/></text:span><text:span text:style-name="T34">n</text:span></text:p>
      <text:p text:style-name="P21"><text:span text:style-name="T34"/></text:p>
      <text:p text:style-name="P21"><text:span text:style-name="T34"/></text:p>
      <text:p text:style-name="P24"><text:span text:style-name="T31"><text:tab/>No entanto, para modelar um problema de Programação Linear, não é ideal trabalhar com módulos (valores absolutos) como acontece com </text:span><text:span text:style-name="T35">C_i</text:span><text:span text:style-name="T31"> na </text:span><text:span text:style-name="T35">função objetivo</text:span><text:span text:style-name="T27"> </text:span><text:span text:style-name="T31">( | C_i | ). Por isso, criaremos duas novas variáveis </text:span><text:span text:style-name="T35">[1] </text:span><text:span text:style-name="T31">para representar o valor de </text:span><text:span text:style-name="T35">C_i</text:span><text:span text:style-name="T31">, de forma que:</text:span></text:p>
      <text:p text:style-name="P8"/>
      <text:p text:style-name="P8"><text:span text:style-name="T44">11- <text:s text:c="9"/></text:span>C_i <text:s/>= <text:s/>Ci_i <text:s/>- <text:s/>Cd_i</text:p>
      <text:p text:style-name="P8"><text:span text:style-name="T44">12- <text:s text:c="5"/></text:span>| C_i | <text:s/>= <text:s/>Ci_i <text:s/>+ Cd_i</text:p>
      <text:p text:style-name="P8"/>
      <text:p text:style-name="P9">e</text:p>
      <text:p text:style-name="P10"/>
      <text:p text:style-name="P10">1<text:span text:style-name="T44">3</text:span>- <text:span text:style-name="T41">aumento e diminuição do volume são valores não-negativos em cada mês </text:span><text:span text:style-name="T5">i</text:span><text:span text:style-name="T41">:</text:span></text:p>
      <text:p text:style-name="P10"><text:span text:style-name="T41"><text:tab/></text:span>Ci_i, Cd_i <text:span text:style-name="T41"><text:s/></text:span>&gt;= <text:s/>0</text:p>
      <text:p text:style-name="P10"><text:span text:style-name="T41"/></text:p>
      <text:p text:style-name="P10"><text:span text:style-name="T41"/></text:p>
      <text:p text:style-name="P28"><text:span text:style-name="T38"><text:tab/></text:span><text:span text:style-name="T39">assim, </text:span><text:span text:style-name="T36">9 </text:span><text:span text:style-name="T39">se torna</text:span><text:span text:style-name="T38">: </text:span></text:p>
      <text:p text:style-name="P10"><text:span text:style-name="T41"/></text:p>
      <text:p text:style-name="P10">9- <text:span text:style-name="T13">variação no volume do reservatório da hidrelétrica:</text:span></text:p>
      <text:p text:style-name="P10"><text:span text:style-name="T11"><text:tab/></text:span><text:span text:style-name="T12">Ci_i <text:s/>- <text:s/>Cd_i <text:s/></text:span><text:span text:style-name="T10">= <text:s/></text:span><text:span text:style-name="T11">A_i <text:s/>- <text:s/>TURB_i</text:span></text:p>
      <text:p text:style-name="P3"/>
      <text:p text:style-name="P15"><text:soft-page-break/>e a <text:span text:style-name="T40">função objetivo</text:span> passa a ser:</text:p>
      <text:p text:style-name="P15"/>
      <text:p text:style-name="P15"><draw:frame draw:style-name="fr1" draw:name="Image2" text:anchor-type="char" svg:width="11.245cm" svg:height="1.191cm" draw:z-index="1"><draw:image xlink:href="Pictures/10000201000001A90000002DA6B9FA334C2513E0.png" xlink:type="simple" xlink:show="embed" xlink:actuate="onLoad" loext:mime-type="image/png"/></draw:frame></text:p>
      <text:p text:style-name="P15"/>
      <text:p text:style-name="P2"/>
      <text:p text:style-name="P2"/>
      <text:p text:style-name="P2">A Implementação</text:p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11">[1]- <text:span text:style-name="T41">https://stackoverflow.com/questions/28932586/absolute-value-constraints-in-lpsolve-in-r/28933583#2893358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0:05:50.740293063</meta:creation-date>
    <dc:date>2022-07-19T00:30:11.776140598</dc:date>
    <meta:editing-duration>PT55M5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3" meta:paragraph-count="49" meta:word-count="630" meta:character-count="3655" meta:non-whitespace-character-count="3002"/>
  </office:meta>
</office:document-meta>
</file>